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la Pedro,</text:p>
      <text:p text:style-name="Standard"/>
      <text:p text:style-name="Standard">He hecho la tarea varias veces, he clonado el repositorio que me indicas, he añadido los datos a los ficheros y luego he hecho el add y el commit (con el close para cerrar los issues) pero a la hora de hacer el git.push se me queda bloqueado el ordenador y no hace nada. Mire la entrada en el foro e intente hacer un acceso por token y tampoco puedo. He subido en el repositorio un fichero con <text:s/>las capturas del proceso que he hecho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 </meta:initial-creator>
    <meta:creation-date>2022-04-26T17:32:18.73</meta:creation-date>
    <dc:date>2022-04-26T18:02:46.76</dc:date>
    <dc:creator>m </dc:creator>
    <meta:editing-duration>PT7S</meta:editing-duration>
    <meta:editing-cycles>1</meta:editing-cycles>
    <meta:generator>OpenOffice/4.1.4$Win32 OpenOffice.org_project/414m5$Build-9788</meta:generator>
    <meta:document-statistic meta:table-count="0" meta:image-count="0" meta:object-count="0" meta:page-count="1" meta:paragraph-count="2" meta:word-count="87" meta:character-count="444"/>
  </office:meta>
</office:document-meta>
</file>